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" style:parent-style-name="Normale" style:family="paragraph">
      <style:paragraph-properties fo:text-align="center"/>
    </style:style>
    <style:style style:name="T4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5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6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7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8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0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1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" style:parent-style-name="Car.predefinitoparagraf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" style:parent-style-name="Collegamentoipertestuale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6" style:parent-style-name="Car.predefinitoparagrafo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7" style:parent-style-name="Car.predefinitoparagrafo" style:family="text">
      <style:text-properties style:font-name="Times New Roman" style:font-name-asian="Times New Roman" style:font-name-complex="Times New Roman" fo:font-size="14pt" style:font-size-asian="14pt"/>
    </style:style>
    <style:style style:name="T18" style:parent-style-name="Car.predefinitoparagrafo" style:family="text">
      <style:text-properties style:font-name="Times New Roman" style:font-name-asian="Times New Roman" style:font-name-complex="Times New Roman" fo:color="#000066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Car.predefinitoparagrafo" style:family="text">
      <style:text-properties style:font-name="Times New Roman" style:font-name-asian="Times New Roman" style:font-name-complex="Times New Roman" fo:color="#000066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Car.predefinitoparagrafo" style:family="text">
      <style:text-properties style:font-name="Times New Roman" style:font-name-asian="Times New Roman" style:font-name-complex="Times New Roman" fo:color="#000066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Car.predefinitoparagrafo" style:family="text">
      <style:text-properties style:font-name="Times New Roman" style:font-name-asian="Times New Roman" style:font-name-complex="Times New Roman" fo:color="#000066" fo:font-size="14pt" style:font-size-asian="14pt" style:text-underline-type="single" style:text-underline-style="solid" style:text-underline-width="auto" style:text-underline-mode="continuous"/>
    </style:style>
    <style:style style:name="T22" style:parent-style-name="Car.predefinitoparagrafo" style:family="text">
      <style:text-properties style:font-name="Times New Roman" style:font-name-asian="Times New Roman" style:font-name-complex="Times New Roman" fo:color="#000066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MySql Improver was created by DarkLoftGames</text:span></text:p>
      <text:p text:style-name="P3"/>
      <text:p text:style-name="Normale"><text:span text:style-name="T4">MySql Improver include 2 features:</text:span></text:p>
      <text:p text:style-name="Normale"><text:span text:style-name="T5">The first is a library that contains all the function required to connect to a MySql database. The second is an extension for the editor that use the library for make a MySql client.</text:span></text:p>
      <text:p text:style-name="Normale"/>
      <text:p text:style-name="Normale"><text:span text:style-name="T6">The library is totally commented and use it is very easy.</text:span></text:p>
      <text:p text:style-name="Normale"><text:span text:style-name="T7">Include in your script the namespace like "using MySql.Improver" Now you have access to the 4 main classes.</text:span></text:p>
      <text:p text:style-name="Normale"><text:span text:style-name="T8">MySqlShared: It give access to the connection used by library and you can test the connection. MySqlSync: It give access to all the main method synchronous.</text:span></text:p>
      <text:p text:style-name="Normale"><text:span text:style-name="T9">MySqlAsyncEvent &amp; MySqlAsyncCallBack: It give access to all the main method asynchronous.</text:span></text:p>
      <text:p text:style-name="Normale"/>
      <text:p text:style-name="Normale"><text:span text:style-name="T10">The library was test on Standalone, and Android, if you have compiler error make sure that set "Api compatibility level" to ".NET 2.0" and not to "Subset".</text:span></text:p>
      <text:p text:style-name="Normale"/>
      <text:p text:style-name="Normale"><text:span text:style-name="T11">It should work on all platforms that supports "Api Compatibility Level .NET 2.0"  (Web Player doesn't support it).</text:span></text:p>
      <text:p text:style-name="Normale"><text:span text:style-name="T12">For "not PRO" platform that doesn't support System.Net.Sockets you can patch and bring to work, MySql Improver, with</text:span><text:span text:style-name="T13"><text:s/></text:span><text:a xlink:href="https://www.assetstore.unity3d.com/en/#!/content/13166" office:target-frame-name="_top" xlink:show="replace"><text:span text:style-name="T14">Good ol' Sockets</text:span></text:a>.</text:p>
      <text:p text:style-name="Normale"><text:span text:style-name="T15">For more info you can see the examples_scene.</text:span></text:p>
      <text:p text:style-name="Normale"><text:span text:style-name="T16">The editor extension is accessible by the new context menù Tools/MySql/Connect to database MySql.</text:span></text:p>
      <text:p text:style-name="Normale"/>
      <text:p text:style-name="Normale"><text:span text:style-name="T17">Useful links:</text:span></text:p>
      <text:p text:style-name="Normale"><text:a xlink:href="https://assets.darkloftgames.com/" office:target-frame-name="_top" xlink:show="replace"><text:span text:style-name="T18">Home Page</text:span></text:a></text:p>
      <text:p text:style-name="Normale"><text:a xlink:href="https://assets.darkloftgames.com/MySqlImprover/Documentations/" office:target-frame-name="_top" xlink:show="replace"><text:span text:style-name="T19">Documentation</text:span></text:a></text:p>
      <text:p text:style-name="Normale"><text:a xlink:href="https://assets.darkloftgames.com/MySqlImprover/Tutorials/" office:target-frame-name="_top" xlink:show="replace"><text:span text:style-name="T20">Tutorials</text:span></text:a></text:p>
      <text:p text:style-name="Normale"><text:a xlink:href="http://assets.tykonket.com/MySql%20Improver/Downloads/MySql_Improver%20Demo.rar" office:target-frame-name="_top" xlink:show="replace"><text:span text:style-name="T21">Download demo</text:span></text:a></text:p>
      <text:p text:style-name="Normale"><text:a xlink:href="https://assets.darkloftgames.com/#contacts" office:target-frame-name="_top" xlink:show="replace"><text:span text:style-name="T22">Contacts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ja" style:country-asian="JP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eo Autieri</dc:creator>
    <meta:creation-date>2014-12-15T10:29:00Z</meta:creation-date>
    <dc:date>2014-12-15T10:29:00Z</dc:date>
    <meta:template xlink:href="Normal.dotm" xlink:type="simple"/>
    <meta:editing-cycles>2</meta:editing-cycles>
    <meta:editing-duration>PT0S</meta:editing-duration>
    <meta:document-statistic meta:page-count="1" meta:paragraph-count="3" meta:word-count="261" meta:character-count="1752" meta:row-count="12" meta:non-whitespace-character-count="1494"/>
  </office:meta>
</office:document-meta>
</file>